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acb0" officeooo:paragraph-rsid="000facb0"/>
    </style:style>
    <style:style style:name="P2" style:family="paragraph" style:parent-style-name="Standard">
      <style:text-properties fo:language="en" fo:country="US" officeooo:rsid="000f7b14" officeooo:paragraph-rsid="000f7b14"/>
    </style:style>
    <style:style style:name="P3" style:family="paragraph" style:parent-style-name="Standard">
      <style:text-properties fo:language="en" fo:country="US" officeooo:rsid="000f7b14" officeooo:paragraph-rsid="001007e9"/>
    </style:style>
    <style:style style:name="P4" style:family="paragraph" style:parent-style-name="Standard">
      <style:text-properties fo:language="en" fo:country="US"/>
    </style:style>
    <style:style style:name="P5" style:family="paragraph" style:parent-style-name="Standard">
      <style:text-properties fo:language="en" fo:country="US" officeooo:rsid="000facb0" officeooo:paragraph-rsid="000facb0"/>
    </style:style>
    <style:style style:name="P6" style:family="paragraph" style:parent-style-name="Standard">
      <style:text-properties fo:language="en" fo:country="US" officeooo:rsid="00106c04" officeooo:paragraph-rsid="00106c04"/>
    </style:style>
    <style:style style:name="P7" style:family="paragraph" style:parent-style-name="Text_20_body">
      <style:paragraph-properties fo:margin-left="0cm" fo:margin-right="0cm" fo:margin-top="0cm" fo:margin-bottom="0cm" style:contextual-spacing="false" fo:text-indent="0cm" style:auto-text-indent="false"/>
      <style:text-properties fo:language="en" fo:country="US"/>
    </style:style>
    <style:style style:name="P8" style:family="paragraph" style:parent-style-name="Standard">
      <style:text-properties fo:language="en" fo:country="US" officeooo:rsid="00129ac2" officeooo:paragraph-rsid="00129ac2"/>
    </style:style>
    <style:style style:name="P9" style:family="paragraph" style:parent-style-name="Standard">
      <style:text-properties fo:language="en" fo:country="US" style:text-underline-style="none"/>
    </style:style>
    <style:style style:name="P10" style:family="paragraph" style:parent-style-name="Standard">
      <style:text-properties fo:language="en" fo:country="US" style:text-underline-style="none" officeooo:rsid="00163e1b" officeooo:paragraph-rsid="00163e1b"/>
    </style:style>
    <style:style style:name="P11" style:family="paragraph" style:parent-style-name="Standard">
      <style:text-properties fo:language="en" fo:country="US" style:text-underline-style="none" fo:font-weight="normal" style:font-weight-asian="normal" style:font-weight-complex="normal"/>
    </style:style>
    <style:style style:name="P12" style:family="paragraph" style:parent-style-name="Standard">
      <style:text-properties fo:language="en" fo:country="US" style:text-underline-style="none" officeooo:rsid="0017f288" officeooo:paragraph-rsid="0017f288"/>
    </style:style>
    <style:style style:name="P13" style:family="paragraph" style:parent-style-name="Standard">
      <style:text-properties fo:language="en" fo:country="US" style:text-underline-style="none" officeooo:rsid="00196dbf" officeooo:paragraph-rsid="00196dbf"/>
    </style:style>
    <style:style style:name="P14" style:family="paragraph" style:parent-style-name="Standard">
      <style:text-properties fo:language="en" fo:country="US" officeooo:rsid="00196dbf" officeooo:paragraph-rsid="00196dbf"/>
    </style:style>
    <style:style style:name="P15" style:family="paragraph" style:parent-style-name="Standard">
      <style:text-properties style:text-underline-style="none"/>
    </style:style>
    <style:style style:name="P16" style:family="paragraph" style:parent-style-name="Standard">
      <style:text-properties style:text-underline-style="none" fo:font-weight="normal" style:font-weight-asian="normal" style:font-weight-complex="normal"/>
    </style:style>
    <style:style style:name="P17" style:family="paragraph" style:parent-style-name="Standard">
      <style:text-properties style:text-underline-style="none" officeooo:paragraph-rsid="00196dbf"/>
    </style:style>
    <style:style style:name="P18" style:family="paragraph" style:parent-style-name="Standard">
      <style:text-properties fo:color="#44707b" loext:opacity="100%" fo:language="en" fo:country="US"/>
    </style:style>
    <style:style style:name="P19" style:family="paragraph" style:parent-style-name="Standard">
      <style:text-properties officeooo:paragraph-rsid="0017f288"/>
    </style:style>
    <style:style style:name="P20" style:family="paragraph" style:parent-style-name="Standard">
      <style:text-properties fo:color="#151871" loext:opacity="100%" fo:language="en" fo:country="US" style:text-underline-style="solid" style:text-underline-width="auto" style:text-underline-color="font-color"/>
    </style:style>
    <style:style style:name="P21" style:family="paragraph" style:parent-style-name="Standard">
      <style:text-properties fo:language="en" fo:country="US" style:text-underline-style="none" officeooo:rsid="0017f288" officeooo:paragraph-rsid="0017f288"/>
    </style:style>
    <style:style style:name="P22" style:family="paragraph" style:parent-style-name="Standard">
      <style:text-properties fo:language="en" fo:country="US" style:text-underline-style="none" officeooo:rsid="00196dbf" officeooo:paragraph-rsid="00196dbf"/>
    </style:style>
    <style:style style:name="T1" style:family="text">
      <style:text-properties fo:language="en" fo:country="US"/>
    </style:style>
    <style:style style:name="T2" style:family="text">
      <style:text-properties fo:language="en" fo:country="US" style:text-underline-style="none"/>
    </style:style>
    <style:style style:name="T3" style:family="text">
      <style:text-properties fo:language="en" fo:country="US" style:text-underline-style="none" officeooo:rsid="0017f288"/>
    </style:style>
    <style:style style:name="T4" style:family="text">
      <style:text-properties fo:language="en" fo:country="US" officeooo:rsid="00163e1b"/>
    </style:style>
    <style:style style:name="T5" style:family="text">
      <style:text-properties fo:language="en" fo:country="US" fo:font-weight="normal" style:font-weight-asian="normal" style:font-weight-complex="normal"/>
    </style:style>
    <style:style style:name="T6" style:family="text">
      <style:text-properties fo:language="en" fo:country="US" officeooo:rsid="0017f288"/>
    </style:style>
    <style:style style:name="T7" style:family="text">
      <style:text-properties fo:color="#44707b" loext:opacity="100%" fo:language="en" fo:country="US"/>
    </style:style>
    <style:style style:name="T8" style:family="text">
      <style:text-properties fo:font-size="12pt" fo:language="en" fo:country="US" style:text-underline-style="none" style:font-size-asian="12pt" style:font-size-complex="12pt"/>
    </style:style>
    <style:style style:name="T9" style:family="text">
      <style:text-properties fo:font-size="12pt" fo:language="en" fo:country="US" style:text-underline-style="none" officeooo:rsid="00129ac2" style:font-size-asian="12pt" style:font-size-complex="12pt"/>
    </style:style>
    <style:style style:name="T10" style:family="text">
      <style:text-properties style:text-underline-style="none"/>
    </style:style>
    <style:style style:name="T11" style:family="text">
      <style:text-properties style:text-underline-style="none" officeooo:rsid="0017f288"/>
    </style:style>
    <style:style style:name="T12" style:family="text">
      <style:text-properties officeooo:rsid="00196d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05.2025</text:p>
      <text:p text:style-name="P2"/>
      <text:p text:style-name="P3">I found some works, I could reference to in my research. Both of them are from APA and are discussing the question, whether videogames lead to more violence or not:</text:p>
      <text:p text:style-name="P4"/>
      <text:p text:style-name="P4">Violence in the media: Psychologists study potential harmful effects</text:p>
      <text:p text:style-name="Standard"><text:a xlink:type="simple" xlink:href="https://www.apa.org/topics/video-games/violence-harmful-effects" text:style-name="Internet_20_link" text:visited-style-name="Visited_20_Internet_20_Link"><text:span text:style-name="T1">https://www.apa.org/topics/video-games/violence-harmful-effects</text:span></text:a></text:p>
      <text:p text:style-name="P4"/>
      <text:p text:style-name="P4">Virtual violence</text:p>
      <text:p text:style-name="Standard"><text:a xlink:type="simple" xlink:href="https://www.apa.org/monitor/2010/12/virtual-violence" text:style-name="Internet_20_link" text:visited-style-name="Visited_20_Internet_20_Link"><text:span text:style-name="T1">https://www.apa.org/monitor/2010/12/virtual-violence</text:span></text:a></text:p>
      <text:p text:style-name="P4"/>
      <text:p text:style-name="P5">27.05.2025</text:p>
      <text:p text:style-name="P5"/>
      <text:p text:style-name="P5">I found a website of a community which «relives» Half Life 2 with the help of RTX Remix.</text:p>
      <text:p text:style-name="P1"><text:a xlink:type="simple" xlink:href="https://www.hl2rtx.com/" text:style-name="Internet_20_link" text:visited-style-name="Visited_20_Internet_20_Link"><text:span text:style-name="T1">https://www.hl2rtx.com/</text:span></text:a></text:p>
      <text:p text:style-name="P5"/>
      <text:p text:style-name="P5">They call themselves Orbifod Studios and have an X-account on which they upload news.</text:p>
      <text:p text:style-name="P1"><text:a xlink:type="simple" xlink:href="https://x.com/hl2rtxofficial" text:style-name="Internet_20_link" text:visited-style-name="Visited_20_Internet_20_Link"><text:span text:style-name="T1">https://x.com/hl2rtxofficial</text:span></text:a></text:p>
      <text:p text:style-name="P5"/>
      <text:p text:style-name="P6">Theory of how RTX Remix could possibly work:</text:p>
      <text:p text:style-name="P6">When RTX Remix is utilized to make a game use high-poly models instead of low-quality ones, it captures a scene of a game where you later manually replace everything you want to be different. The question is though, how does the game support high-poly models? NVIDIA wrote that it works only on PCs which have a graphic card of the RTX series. Additionally to that the game will start with new models only if you start it through RTX remix. Out of these facts I come up with the following theory: RTX Remix uses an other engine than the game itself which makes it possible to utilize textures and models of modern quality. It would also explain why it only works on RTX graphic cards. Probably the engine of RTX remix supports only NVIDIA RTX graphic cards.</text:p>
      <text:p text:style-name="P6"/>
      <text:p text:style-name="P6"><text:a xlink:type="simple" xlink:href="https://www.nvidia.com/en-us/geforce/rtx-remix/" text:style-name="Internet_20_link" text:visited-style-name="Visited_20_Internet_20_Link">https://www.nvidia.com/en-us/geforce/rtx-remix/</text:a></text:p>
      <text:p text:style-name="P6"/>
      <text:p text:style-name="P8">01.07.2025</text:p>
      <text:p text:style-name="P8"/>
      <text:p text:style-name="Standard"><text:a xlink:type="simple" xlink:href="https://eth.swisscovery.slsp.ch/discovery/fulldisplay?docid=cdi_oup_primary_10_1093_bjc_azy067&amp;context=PC&amp;vid=41SLSP_ETH:ETH&amp;lang=de&amp;adaptor=Primo%20Central&amp;tab=41SLSP_DN_CI&amp;query=any%2Ccontains%2Csocial%20behavior%20%2B%20violence%20in%20games&amp;offset=0" text:style-name="Internet_20_link" text:visited-style-name="Visited_20_Internet_20_Link"><text:span text:style-name="T8">T</text:span><text:span text:style-name="T9">hinking outside the murder box</text:span><text:span text:style-name="T8">’: </text:span><text:span text:style-name="T9">virtual violence and pro-social action in video game</text:span></text:a><text:span text:style-name="T9">s</text:span></text:p>
      <text:p text:style-name="P8"/>
      <text:p text:style-name="Standard"><text:a xlink:type="simple" xlink:href="https://eth.swisscovery.slsp.ch/discovery/fulldisplay?docid=alma99118821596205503&amp;context=L&amp;vid=41SLSP_ETH:ETH&amp;lang=de&amp;search_scope=DN_and_CI&amp;adaptor=Local%20Search%20Engine&amp;tab=41SLSP_DN_CI&amp;query=any%2Ccontains%2Csocial%20media%20%2B%20professional%20background&amp;offset=0" text:style-name="Internet_20_link" text:visited-style-name="Visited_20_Internet_20_Link"><text:span text:style-name="T2">Social Media and Mental Health</text:span></text:a></text:p>
      <text:p text:style-name="P7">Cambridge medicine (Series)</text:p>
      <text:p text:style-name="P8"/>
      <text:p text:style-name="Standard"><text:a xlink:type="simple" xlink:href="https://eth.swisscovery.slsp.ch/discovery/fulldisplay?docid=alma99118879084505503&amp;context=L&amp;vid=41SLSP_ETH:ETH&amp;lang=de&amp;search_scope=DN_and_CI&amp;adaptor=Local%20Search%20Engine&amp;tab=41SLSP_DN_CI&amp;query=any%2Ccontains%2Csocial%20media%20%2B%20professional%20background&amp;offset=0" text:style-name="Internet_20_link" text:visited-style-name="Visited_20_Internet_20_Link"><text:span text:style-name="T2">Handbook of Social Media Use Online Relationships, Security, Privacy, and Society. Volume 2 /.</text:span></text:a></text:p>
      <text:p text:style-name="P9"/>
      <text:p text:style-name="Standard"><text:a xlink:type="simple" xlink:href="https://eth.swisscovery.slsp.ch/discovery/fulldisplay?docid=cdi_doaj_primary_oai_doaj_org_article_fd9bad728b5b47f5a4cbd3fdb5a2b234&amp;context=PC&amp;vid=41SLSP_ETH:ETH&amp;lang=de&amp;adaptor=Primo%20Central&amp;tab=41SLSP_DN_CI&amp;query=any%2Ccontains%2Csocial%20media%20%2B%20professional%20background&amp;offset=20" text:style-name="Internet_20_link" text:visited-style-name="Visited_20_Internet_20_Link"><text:span text:style-name="T2">Learning Outcomes and Educational Effectiveness of Social Media as a Continuing Professional Development Intervention for Practicing Surgeons: A Systematic Review and Narrative Synthesis</text:span></text:a></text:p>
      <text:p text:style-name="P9"/>
      <text:p text:style-name="Standard"><text:a xlink:type="simple" xlink:href="https://eth.swisscovery.slsp.ch/discovery/fulldisplay?docid=alma990073124510205503&amp;context=L&amp;vid=41SLSP_ETH:ETH&amp;lang=de&amp;adaptor=Local%20Search%20Engine&amp;tab=41SLSP_DN_CI&amp;query=any%2Ccontains%2Csocial%20media%20%2B%20professional%20background&amp;offset=30" text:style-name="Internet_20_link" text:visited-style-name="Visited_20_Internet_20_Link"><text:span text:style-name="T2">Computer games and new media cultures : a handbook of digital games studies</text:span></text:a></text:p>
      <text:p text:style-name="P9"/>
      <text:p text:style-name="P10">03.07.2025</text:p>
      <text:p text:style-name="Standard"><text:span text:style-name="T2"><text:line-break/></text:span><text:a xlink:type="simple" xlink:href="https://eth.swisscovery.slsp.ch/discovery/fulldisplay?docid=cdi_crossref_citationtrail_10_1177_14614448221142007&amp;context=PC&amp;vid=41SLSP_ETH:ETH&amp;lang=de&amp;adaptor=Primo%20Central&amp;tab=41SLSP_DN_CI&amp;query=any%2Ccontains%2Cchatbots%20roleplaying&amp;offset=0" text:style-name="Internet_20_link" text:visited-style-name="Visited_20_Internet_20_Link"><text:span text:style-name="T7">Too human and not human enough: A grounded theory analysis of mental health harms from emotional dependence on the social chatbot Replika</text:span></text:a></text:p>
      <text:p text:style-name="P18"/>
      <text:p text:style-name="P18"/>
      <text:p text:style-name="P18"/>
      <text:p text:style-name="P4"><text:soft-page-break/>Exploring the Impact of Anthropomorphism in Role-Playing AI Chatbots on Media Dependency: A Case Study of Xuanhe AI</text:p>
      <text:p text:style-name="P20">https://arxiv.org/abs/2411.17157</text:p>
      <text:p text:style-name="P9"/>
      <text:p text:style-name="P11">LLM Roleplay: Simulating Human-Chatbot Interaction</text:p>
      <text:p text:style-name="P16"><text:a xlink:type="simple" xlink:href="https://arxiv.org/abs/2407.03974" text:style-name="Internet_20_link" text:visited-style-name="Visited_20_Internet_20_Link"><text:span text:style-name="T1">https://arxiv.org/abs/2407.03974</text:span></text:a></text:p>
      <text:p text:style-name="P9"/>
      <text:p text:style-name="P9">Future Research Avenues for Artificial Intelligence in Digital Gaming: An Exploratory Report</text:p>
      <text:p text:style-name="P15"><text:a xlink:type="simple" xlink:href="https://arxiv.org/abs/2412.14085" text:style-name="Internet_20_link" text:visited-style-name="Visited_20_Internet_20_Link"><text:span text:style-name="T1">https://arxiv.org/abs/2412.14085</text:span></text:a></text:p>
      <text:p text:style-name="P9"/>
      <text:p text:style-name="P12">0<text:span text:style-name="T12">3</text:span>.08.2025</text:p>
      <text:p text:style-name="P12"/>
      <text:p text:style-name="P13">Starting creating a detailed plan of the work/work structure (with introduction, different chapters and subchapter)</text:p>
      <text:p text:style-name="P13"/>
      <text:p text:style-name="P13">05.08.2025</text:p>
      <text:p text:style-name="P13"/>
      <text:p text:style-name="P13">Reviewing what’s written until now, correcting it and adding new chapters.</text:p>
      <text:p text:style-name="P13"/>
      <text:p text:style-name="P13">07.08.2025</text:p>
      <text:p text:style-name="P13"/>
      <text:p text:style-name="P13">Found another NVIDIAs AI project. It’s called NVIDIA ACE which’ goal is to add a new layer of realism to the game. (Not only graphics)</text:p>
      <text:p text:style-name="P13"/>
      <text:p text:style-name="P17"><text:a xlink:type="simple" xlink:href="https://developer.nvidia.com/ace-for-games" text:style-name="Internet_20_link" text:visited-style-name="Visited_20_Internet_20_Link"><text:span text:style-name="T1">https://developer.nvidia.com/ace-for-games</text:span></text:a><text:span text:style-name="T1"> -----&gt; <text:s/></text:span><text:span text:style-name="T4">integration of AI in games</text:span></text:p>
      <text:p text:style-name="P13"/>
      <text:p text:style-name="P13">short description of an AI model used in NVIDIA ACE called Whisper ASR:</text:p>
      <text:p text:style-name="P12"/>
      <text:p text:style-name="P19"><text:span text:style-name="T3">Whisper ASR is a speech recognition model and was trained on 680,000 hours of labeled (</text:span><text:span text:style-name="Strong_20_Emphasis"><text:span text:style-name="T5">tagged</text:span></text:span><text:span text:style-name="T1"> with the correct information</text:span><text:span text:style-name="T6">)</text:span><text:span text:style-name="T3"> data. It is based on Open AI’s Whisper, but was optimized for a better performance and easy-to-download and easy-to-implement use.</text:span></text:p>
      <text:p text:style-name="P12"/>
      <text:p text:style-name="P14"><text:span text:style-name="T11">0</text:span><text:span text:style-name="T10">9.08.2025</text:span></text:p>
      <text:p text:style-name="P13"/>
      <text:p text:style-name="P13">Finished the first version of contextual background. (Not the best yet)</text:p>
      <text:p text:style-name="P13"/>
      <text:p text:style-name="P13">What still needs to be done: Reviewing contextual background, correcting it, adding E-sports and Influencers, creating a plan of Analysis.</text:p>
      <text:p text:style-name="P13"/>
      <text:p text:style-name="P13">10.08.2025</text:p>
      <text:p text:style-name="P13"/>
      <text:p text:style-name="P13">added E-sports and Influencers to contextual background</text:p>
      <text:p text:style-name="P13"/>
      <text:p text:style-name="P13">12.08.2025</text:p>
      <text:p text:style-name="P13"/>
      <text:p text:style-name="P13">Reviewed contextual background and corrected it.</text:p>
      <text:p text:style-name="P13"/>
      <text:p text:style-name="P13">13.08.2025</text:p>
      <text:p text:style-name="P13"/>
      <text:p text:style-name="P13">Started with analysis, tried to come up with interesting questions</text:p>
      <text:p text:style-name="P13"/>
      <text:p text:style-name="P13"/>
      <text:p text:style-name="P14"><text:soft-page-break/><text:span text:style-name="T10">14.08.2025</text:span></text:p>
      <text:p text:style-name="P13"/>
      <text:p text:style-name="P13">Continued working on analysis</text:p>
      <text:p text:style-name="P13"/>
      <text:p text:style-name="P13">16.08.2025</text:p>
      <text:p text:style-name="P13"/>
      <text:p text:style-name="P13">Finished with Analysis, reviewed it. Probably needs more enhancem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7T10:19:46.923000000</meta:creation-date>
    <dc:date>2025-08-18T18:57:26.501000000</dc:date>
    <meta:editing-duration>P14DT10H34M37S</meta:editing-duration>
    <meta:editing-cycles>14</meta:editing-cycles>
    <meta:generator>LibreOffice/7.6.0.3$Windows_X86_64 LibreOffice_project/69edd8b8ebc41d00b4de3915dc82f8f0fc3b6265</meta:generator>
    <meta:document-statistic meta:table-count="0" meta:image-count="0" meta:object-count="0" meta:page-count="3" meta:paragraph-count="51" meta:word-count="546" meta:character-count="3755" meta:non-whitespace-character-count="3259"/>
  </office:meta>
</office:document-meta>
</file>